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AA131B99248400E2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203cm, 2.754cm, 12.186cm, 1.503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89cm" svg:height="20.4cm" svg:x="1.092cm" svg:y="2.591cm">
          <draw:image xlink:href="Pictures/10000000000005E8000007E0AA131B99248400E2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10-27T15:10:02.508910560</dc:date>
    <meta:editing-duration>PT3M36S</meta:editing-duration>
    <meta:editing-cycles>6</meta:editing-cycles>
    <meta:generator>LibreOffice/7.5.4.2$MacOSX_AARCH64 LibreOffice_project/36ccfdc35048b057fd9854c757a8b67ec53977b6</meta:generator>
    <meta:document-statistic meta:object-count="1"/>
  </office:meta>
</office:document-meta>
</file>